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automatic-styles>
    <style:style style:name="P1" style:family="paragraph" style:parent-style-name="Heading_20_1" style:list-style-name="">
      <style:text-properties officeooo:rsid="002c36df" officeooo:paragraph-rsid="002c36df"/>
    </style:style>
    <style:style style:name="P2" style:family="paragraph" style:parent-style-name="Heading_20_2">
      <style:text-properties officeooo:paragraph-rsid="0041cd67"/>
    </style:style>
    <style:style style:name="P3" style:family="paragraph" style:parent-style-name="Heading_20_3">
      <style:text-properties officeooo:paragraph-rsid="00439bf7"/>
    </style:style>
    <style:style style:name="P4" style:family="paragraph" style:parent-style-name="Heading_20_4">
      <style:text-properties officeooo:paragraph-rsid="004481fb"/>
    </style:style>
    <style:style style:name="P5" style:family="paragraph" style:parent-style-name="Text_20_body">
      <style:text-properties officeooo:paragraph-rsid="00439bf7"/>
    </style:style>
    <style:style style:name="P6" style:family="paragraph" style:parent-style-name="Text_20_body">
      <style:text-properties officeooo:paragraph-rsid="004481fb"/>
    </style:style>
    <style:style style:name="P7" style:family="paragraph" style:parent-style-name="Text_20_body">
      <style:text-properties officeooo:paragraph-rsid="0044bdbf"/>
    </style:style>
    <style:style style:name="P8" style:family="paragraph" style:parent-style-name="Text_20_body">
      <style:text-properties officeooo:paragraph-rsid="0046421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54d29" style:font-weight-asian="normal" style:font-weight-complex="normal"/>
    </style:style>
    <style:style style:name="T3" style:family="text">
      <style:text-properties fo:font-weight="normal" officeooo:rsid="00410656" style:font-weight-asian="normal" style:font-weight-complex="normal"/>
    </style:style>
    <style:style style:name="T4" style:family="text">
      <style:text-properties fo:font-weight="normal" officeooo:rsid="0041cd67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41cd67" style:font-style-asian="normal" style:font-style-complex="normal"/>
    </style:style>
    <style:style style:name="T7" style:family="text">
      <style:text-properties fo:font-style="normal" officeooo:rsid="004481fb" style:font-style-asian="normal" style:font-style-complex="normal"/>
    </style:style>
    <style:style style:name="T8" style:family="text">
      <style:text-properties fo:font-style="normal" officeooo:rsid="0044bdbf" style:font-style-asian="normal" style:font-style-complex="normal"/>
    </style:style>
    <style:style style:name="T9" style:family="text">
      <style:text-properties fo:font-style="normal" officeooo:rsid="0046421f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4481fb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44bdbf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46421f" style:font-style-asian="normal" style:font-weight-asian="bold" style:font-style-complex="normal" style:font-weight-complex="bold"/>
    </style:style>
    <style:style style:name="T14" style:family="text">
      <style:text-properties officeooo:rsid="004481fb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44bdbf"/>
    </style:style>
    <style:style style:name="T17" style:family="text">
      <style:text-properties officeooo:rsid="0046421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P1" text:outline-level="1"><text:span text:style-name="T2">L</text:span><text:span text:style-name="T1">es </text:span><text:span text:style-name="T3">temps du </text:span><text:span text:style-name="T4">passé</text:span></text:h>
      <text:h text:style-name="P2" text:outline-level="2"><text:span text:style-name="Emphasis"><text:span text:style-name="T6">Prétérit simple</text:span></text:span></text:h>
      <text:h text:style-name="Heading_20_3" text:outline-level="3"><text:span text:style-name="Emphasis"><text:span text:style-name="T5">Formation</text:span></text:span></text:h>
      <text:h text:style-name="P4" text:outline-level="4"><text:span text:style-name="Emphasis"><text:span text:style-name="T5">Forme +</text:span></text:span></text:h>
      <text:p text:style-name="P6"><text:span text:style-name="T14">L</text:span>e prétérit des verbes <text:span text:style-name="T15">réguliers</text:span> se forme à l'aide de la terminaison -<text:span text:style-name="T15">ed</text:span></text:p>
      <text:h text:style-name="P4" text:outline-level="4"><text:span text:style-name="Emphasis"><text:span text:style-name="T5">Forme -</text:span></text:span></text:h>
      <text:p text:style-name="P6"><text:span text:style-name="Emphasis"><text:span text:style-name="T7">La structure est </text:span></text:span><text:span text:style-name="Emphasis"><text:span text:style-name="T11">S</text:span></text:span><text:span text:style-name="Emphasis"><text:span text:style-name="T10"> + did + not + base verbale</text:span></text:span></text:p>
      <text:h text:style-name="P4" text:outline-level="4"><text:span text:style-name="Emphasis"><text:span text:style-name="T5">Forme ?</text:span></text:span></text:h>
      <text:p text:style-name="P6"><text:span text:style-name="Emphasis"><text:span text:style-name="T7">La structure est </text:span></text:span><text:span text:style-name="Emphasis"><text:span text:style-name="T10">Did + </text:span></text:span><text:span text:style-name="Emphasis"><text:span text:style-name="T11">S</text:span></text:span><text:span text:style-name="Emphasis"><text:span text:style-name="T10"> + base verbale</text:span></text:span></text:p>
      <text:h text:style-name="Heading_20_3" text:outline-level="3"><text:span text:style-name="Emphasis"><text:span text:style-name="T5">Utilisation et emploi</text:span></text:span></text:h>
      <text:p text:style-name="P7"><text:span text:style-name="Emphasis"><text:span text:style-name="T8">Il exprime :</text:span></text:span></text:p>
      <text:p text:style-name="Text_20_body"><text:span text:style-name="Emphasis"><text:span text:style-name="T7">- </text:span></text:span><text:span text:style-name="Emphasis"><text:span text:style-name="T5">un passé qui est révolu </text:span></text:span><text:span text:style-name="Emphasis"><text:span text:style-name="T7">et terminé</text:span></text:span><text:span text:style-name="Emphasis"><text:span text:style-name="T5">. On </text:span></text:span><text:span text:style-name="Emphasis"><text:span text:style-name="T7">l’</text:span></text:span><text:span text:style-name="Emphasis"><text:span text:style-name="T5">utilise très souvent </text:span></text:span><text:span text:style-name="Emphasis"><text:span text:style-name="T7">avec </text:span></text:span><text:span text:style-name="Emphasis"><text:span text:style-name="T5">des repères temporels pour indiquer à quel moment du passé l'action s'est produite.</text:span></text:span></text:p>
      <text:h text:style-name="Heading_20_2" text:outline-level="2"><text:span text:style-name="Emphasis"><text:span text:style-name="T5">Prétérit Be + Ving</text:span></text:span></text:h>
      <text:h text:style-name="P3" text:outline-level="3"><text:span text:style-name="Emphasis"><text:span text:style-name="T5">Formation</text:span></text:span></text:h>
      <text:h text:style-name="P4" text:outline-level="4"><text:span text:style-name="Emphasis"><text:span text:style-name="T5">Forme +</text:span></text:span></text:h>
      <text:p text:style-name="P7"><text:span text:style-name="Emphasis"><text:span text:style-name="T8">La structure est </text:span></text:span><text:span text:style-name="Emphasis"><text:span text:style-name="T12">S + be au prétérit + base verbale + ing</text:span></text:span></text:p>
      <text:h text:style-name="P4" text:outline-level="4"><text:span text:style-name="Emphasis"><text:span text:style-name="T5">Forme -</text:span></text:span></text:h>
      <text:p text:style-name="P7"><text:span text:style-name="Emphasis"><text:span text:style-name="T8">La structure est </text:span></text:span><text:span text:style-name="Emphasis"><text:span text:style-name="T12">S + be au prétérit + not + base verbale + ing</text:span></text:span></text:p>
      <text:h text:style-name="P4" text:outline-level="4"><text:span text:style-name="Emphasis"><text:span text:style-name="T5">Forme ?</text:span></text:span></text:h>
      <text:p text:style-name="P7"><text:span text:style-name="Emphasis"><text:span text:style-name="T8">La structure est B</text:span></text:span><text:span text:style-name="Emphasis"><text:span text:style-name="T12">e au prétérit + S + base verbale + ing</text:span></text:span></text:p>
      <text:h text:style-name="P3" text:outline-level="3"><text:span text:style-name="Emphasis"><text:span text:style-name="T5">Utilisation et emploi</text:span></text:span></text:h>
      <text:p text:style-name="P5"><text:span text:style-name="Emphasis"><text:span text:style-name="T8">Il exprime</text:span></text:span><text:span text:style-name="Emphasis"><text:span text:style-name="T5"> :</text:span></text:span></text:p>
      <text:p text:style-name="P5"><text:span text:style-name="Emphasis"><text:span text:style-name="T5">- Une action qui était en cours dans le passé</text:span></text:span></text:p>
      <text:p text:style-name="P5"><text:span text:style-name="Emphasis"><text:span text:style-name="T5">- Une action interrompue par une autre dans le passé</text:span></text:span></text:p>
      <text:p text:style-name="P5"><text:span text:style-name="Emphasis"><text:span text:style-name="T5">- Une description dans le passé</text:span></text:span></text:p>
      <text:p text:style-name="P5"><text:span text:style-name="Emphasis"><text:span text:style-name="T5">- Un renvoi au futur au sein d'un récit au passé</text:span></text:span></text:p>
      <text:p text:style-name="P5"><text:span text:style-name="Emphasis"><text:span text:style-name="T5">- Le point de vue du locuteur sur un événement passé</text:span></text:span></text:p>
      <text:h text:style-name="Heading_20_2" text:outline-level="2"><text:soft-page-break/><text:span text:style-name="Emphasis"><text:span text:style-name="T5">Present perfect</text:span></text:span></text:h>
      <text:h text:style-name="P3" text:outline-level="3"><text:span text:style-name="Emphasis"><text:span text:style-name="T5">Formation</text:span></text:span></text:h>
      <text:h text:style-name="P4" text:outline-level="4"><text:span text:style-name="Emphasis"><text:span text:style-name="T5">Forme +</text:span></text:span></text:h>
      <text:p text:style-name="P7"><text:span text:style-name="Emphasis"><text:span text:style-name="T8">La structure est : </text:span></text:span><text:span text:style-name="Emphasis"><text:span text:style-name="T12">S + auxiliaire have + verbe au participe passé</text:span></text:span></text:p>
      <text:h text:style-name="P4" text:outline-level="4"><text:span text:style-name="Emphasis"><text:span text:style-name="T5">Forme -</text:span></text:span></text:h>
      <text:p text:style-name="P7"><text:span text:style-name="Emphasis"><text:span text:style-name="T8">La structure est : </text:span></text:span><text:span text:style-name="Emphasis"><text:span text:style-name="T12">S + auxiliaire have + not + verbe au participe passé</text:span></text:span></text:p>
      <text:h text:style-name="P4" text:outline-level="4"><text:span text:style-name="Emphasis"><text:span text:style-name="T5">Forme ?</text:span></text:span></text:h>
      <text:p text:style-name="P7"><text:span text:style-name="Emphasis"><text:span text:style-name="T8">La structure est : </text:span></text:span><text:span text:style-name="Emphasis"><text:span text:style-name="T12"><text:s/>Auxiliaire have + S + verbe au participe passé</text:span></text:span></text:p>
      <text:h text:style-name="P3" text:outline-level="3"><text:span text:style-name="Emphasis"><text:span text:style-name="T5">Utilisation et emploi</text:span></text:span></text:h>
      <text:p text:style-name="P7"><text:span text:style-name="T16">Il exprime :</text:span></text:p>
      <text:p text:style-name="P7">- un bilan. <text:span text:style-name="T16">On utilise souvent ever, never, already, yet</text:span></text:p>
      <text:p text:style-name="P7">- Ies conséquences ou les résultats actuels d'un événement toujours en c<text:span text:style-name="T16">o</text:span>urs ou passé.</text:p>
      <text:h text:style-name="Heading_20_2" text:outline-level="2"><text:span text:style-name="Emphasis"><text:span text:style-name="T5">Present perfect Be + Ving</text:span></text:span></text:h>
      <text:h text:style-name="P3" text:outline-level="3"><text:span text:style-name="Emphasis"><text:span text:style-name="T5">Formation</text:span></text:span></text:h>
      <text:h text:style-name="P4" text:outline-level="4"><text:span text:style-name="Emphasis"><text:span text:style-name="T5">Forme +</text:span></text:span></text:h>
      <text:p text:style-name="P7"><text:span text:style-name="Emphasis"><text:span text:style-name="T8">La structure est : </text:span></text:span><text:span text:style-name="Emphasis"><text:span text:style-name="T12">S + have + been + base verbale + -ing</text:span></text:span></text:p>
      <text:h text:style-name="P4" text:outline-level="4"><text:span text:style-name="Emphasis"><text:span text:style-name="T5">Forme -</text:span></text:span></text:h>
      <text:p text:style-name="P7"><text:span text:style-name="Emphasis"><text:span text:style-name="T8">La structure est : </text:span></text:span><text:span text:style-name="Emphasis"><text:span text:style-name="T12">S + have + not + been + base verbale + -ing</text:span></text:span></text:p>
      <text:h text:style-name="P4" text:outline-level="4"><text:span text:style-name="Emphasis"><text:span text:style-name="T5">Forme ?</text:span></text:span></text:h>
      <text:p text:style-name="P7"><text:span text:style-name="Emphasis"><text:span text:style-name="T8">La structure est : </text:span></text:span><text:span text:style-name="Emphasis"><text:span text:style-name="T12"><text:s/>Have + S + been + base verbale + -ing</text:span></text:span></text:p>
      <text:h text:style-name="P3" text:outline-level="3"><text:span text:style-name="Emphasis"><text:span text:style-name="T5">Utilisation et emploi</text:span></text:span></text:h>
      <text:p text:style-name="P7"><text:span text:style-name="Emphasis"><text:span text:style-name="T8">Il exprime</text:span></text:span></text:p>
      <text:p text:style-name="P5"><text:span text:style-name="Emphasis"><text:span text:style-name="T5">- des actions du passé qui ont une continuité dans le présent, en ajoutant un caractère descriptif et/ou appréciatif.</text:span></text:span></text:p>
      <text:h text:style-name="Heading_20_2" text:outline-level="2"><text:span text:style-name="Emphasis"><text:span text:style-name="T5">Past perfect simple</text:span></text:span></text:h>
      <text:h text:style-name="P3" text:outline-level="3"><text:span text:style-name="Emphasis"><text:span text:style-name="T5">Formation</text:span></text:span></text:h>
      <text:h text:style-name="P4" text:outline-level="4"><text:span text:style-name="Emphasis"><text:span text:style-name="T5">Forme +</text:span></text:span></text:h>
      <text:p text:style-name="P8"><text:span text:style-name="Emphasis"><text:span text:style-name="T9">La structure est </text:span></text:span><text:span text:style-name="Emphasis"><text:span text:style-name="T13">S + had + participe passé</text:span></text:span></text:p>
      <text:h text:style-name="P4" text:outline-level="4"><text:span text:style-name="Emphasis"><text:span text:style-name="T5">Forme -</text:span></text:span></text:h>
      <text:p text:style-name="P8"><text:span text:style-name="Emphasis"><text:span text:style-name="T9">La structure est </text:span></text:span><text:span text:style-name="Emphasis"><text:span text:style-name="T13">S + had + not + participe passé</text:span></text:span></text:p>
      <text:h text:style-name="P4" text:outline-level="4"><text:soft-page-break/><text:span text:style-name="Emphasis"><text:span text:style-name="T5">Forme ?</text:span></text:span></text:h>
      <text:p text:style-name="P8"><text:span text:style-name="Emphasis"><text:span text:style-name="T9">La structure est </text:span></text:span><text:span text:style-name="Emphasis"><text:span text:style-name="T13"><text:s/>Had + S +participe passé</text:span></text:span></text:p>
      <text:h text:style-name="P3" text:outline-level="3"><text:span text:style-name="Emphasis"><text:span text:style-name="T5">Utilisation et emploi</text:span></text:span></text:h>
      <text:p text:style-name="P5"><text:span text:style-name="T17">Il exprime</text:span> :</text:p>
      <text:p text:style-name="P5">- Une valeur de passé antérieur</text:p>
      <text:p text:style-name="P5">- Un bilan ou un résultat dans le passé</text:p>
      <text:h text:style-name="Heading_20_2" text:outline-level="2"><text:span text:style-name="Emphasis"><text:span text:style-name="T5">Past perfect Be + Ving </text:span></text:span></text:h>
      <text:h text:style-name="P3" text:outline-level="3"><text:span text:style-name="Emphasis"><text:span text:style-name="T5">Formation</text:span></text:span></text:h>
      <text:h text:style-name="P4" text:outline-level="4"><text:span text:style-name="Emphasis"><text:span text:style-name="T5">Forme +</text:span></text:span></text:h>
      <text:p text:style-name="P8"><text:span text:style-name="Emphasis"><text:span text:style-name="T9">La structure est : </text:span></text:span><text:span text:style-name="Emphasis"><text:span text:style-name="T13">S + had + been + base verbale + -ing</text:span></text:span></text:p>
      <text:h text:style-name="P4" text:outline-level="4"><text:span text:style-name="Emphasis"><text:span text:style-name="T5">Forme -</text:span></text:span></text:h>
      <text:p text:style-name="P8"><text:span text:style-name="Emphasis"><text:span text:style-name="T9">La structure est : </text:span></text:span><text:span text:style-name="Emphasis"><text:span text:style-name="T13">S + had + not + been + base verbale + -ing</text:span></text:span></text:p>
      <text:h text:style-name="P4" text:outline-level="4"><text:span text:style-name="Emphasis"><text:span text:style-name="T5">Forme ?</text:span></text:span></text:h>
      <text:p text:style-name="P8"><text:span text:style-name="Emphasis"><text:span text:style-name="T9">La structure est : </text:span></text:span><text:span text:style-name="Emphasis"><text:span text:style-name="T13"><text:s/>Had + S + been + base verbale + -ing</text:span></text:span></text:p>
      <text:h text:style-name="P3" text:outline-level="3"><text:span text:style-name="Emphasis"><text:span text:style-name="T5">Utilisation et emploi</text:span></text:span></text:h>
      <text:p text:style-name="P8"><text:span text:style-name="Emphasis"><text:span text:style-name="T9">Il exprime </text:span></text:span></text:p>
      <text:p text:style-name="P8"><text:span text:style-name="Emphasis"><text:span text:style-name="T9">- Le résultat dans le passé d'une action antérieure, évoquée avec une nuance appréciative</text:span></text:span></text:p>
      <text:p text:style-name="P8"><text:span text:style-name="Emphasis"><text:span text:style-name="T9">- une action du passé ayant lieu dans un cadre temporel antérieur à un autre événement du passé, avec insistance sur le déroulement continu de l'action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arial" fo:font-family="arial" style:font-style-name="Gras" style:font-family-generic="swiss"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normal" style:text-underline-style="solid" style:text-underline-width="auto" style:text-underline-color="#2a6099" fo:font-weight="normal" style:font-size-asian="13pt" style:font-style-asian="normal" style:font-weight-asian="normal" style:font-size-complex="13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0.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4T14:19:02.863903550</meta:creation-date>
    <meta:editing-duration>PT6H24M27S</meta:editing-duration>
    <meta:editing-cycles>36</meta:editing-cycles>
    <meta:generator>LibreOffice/7.3.4.2$Linux_X86_64 LibreOffice_project/30$Build-2</meta:generator>
    <dc:title>TST</dc:title>
    <dc:date>2022-08-03T11:16:00.469260389</dc:date>
    <meta:document-statistic meta:table-count="0" meta:image-count="0" meta:object-count="0" meta:page-count="3" meta:paragraph-count="74" meta:word-count="504" meta:character-count="2468" meta:non-whitespace-character-count="2032"/>
    <meta:template xlink:type="simple" xlink:actuate="onRequest" xlink:title="TST" xlink:href="../../../../../.config/libreoffice/4/user/template/TST.ott" meta:date="2022-07-24T14:18:57.807227489"/>
  </office:meta>
</office:document-meta>
</file>